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875f" officeooo:paragraph-rsid="0014875f"/>
    </style:style>
    <style:style style:name="P2" style:family="paragraph" style:parent-style-name="Standard">
      <style:text-properties officeooo:rsid="0014875f" officeooo:paragraph-rsid="00154d2d"/>
    </style:style>
    <style:style style:name="P3" style:family="paragraph" style:parent-style-name="Standard">
      <style:text-properties fo:font-weight="bold" officeooo:rsid="0014875f" officeooo:paragraph-rsid="0014875f" style:font-weight-asian="bold" style:font-weight-complex="bold"/>
    </style:style>
    <style:style style:name="P4" style:family="paragraph" style:parent-style-name="Standard">
      <style:text-properties fo:font-weight="bold" officeooo:rsid="00154d2d" officeooo:paragraph-rsid="00154d2d" style:font-weight-asian="bold" style:font-weight-complex="bold"/>
    </style:style>
    <style:style style:name="P5" style:family="paragraph" style:parent-style-name="Standard">
      <style:text-properties fo:font-weight="normal" officeooo:rsid="00154d2d" officeooo:paragraph-rsid="00154d2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4d2d" style:font-weight-asian="bold" style:font-weight-complex="bold"/>
    </style:style>
    <style:style style:name="T3" style:family="text">
      <style:text-properties officeooo:rsid="00154d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re1</text:p>
      <text:p text:style-name="P5">16mA</text:p>
      <text:p text:style-name="P3"/>
      <text:p text:style-name="P3">core 2</text:p>
      <text:p text:style-name="P1"><text:line-break/>#include &lt;iostream&gt;<text:line-break/><text:line-break/>extern "C" int InitHardware();<text:line-break/>extern "C" int WriteDigital(int chan, char level);</text:p>
      <text:p text:style-name="P1">extern "C" int Sleep(int sec, int usec);</text:p>
      <text:p text:style-name="P1"><text:line-break/>int main(){ <text:s text:c="3"/></text:p>
      <text:p text:style-name="P1"><text:tab/>for(int i = 0;i &lt; 5;i++){ <text:s text:c="6"/></text:p>
      <text:p text:style-name="P1"><text:tab/><text:tab/>InitHardware(); <text:s text:c="7"/></text:p>
      <text:p text:style-name="P1"><text:tab/><text:tab/>WriteDigital(7,1); <text:s text:c="7"/></text:p>
      <text:p text:style-name="P1"><text:tab/><text:tab/>Sleep(1,0); <text:s text:c="7"/></text:p>
      <text:p text:style-name="P1"><text:tab/><text:tab/>WriteDigital(7,0); <text:s text:c="6"/></text:p>
      <text:p text:style-name="P1"><text:tab/><text:tab/>Sleep(1,0); <text:s text:c="3"/></text:p>
      <text:p text:style-name="P1"><text:tab/>}<text:line-break/>return 0;</text:p>
      <text:p text:style-name="P1">}</text:p>
      <text:p text:style-name="P1"><text:line-break/></text:p>
      <text:p text:style-name="P1"><text:line-break/><text:span text:style-name="T1">core 3</text:span></text:p>
      <text:p text:style-name="P1"><text:line-break/>#include &lt;stdio.h&gt;<text:line-break/></text:p>
      <text:p text:style-name="P1">extern "C" int InitHardware();<text:line-break/>extern "C" int WriteDigital(int chan, char level);<text:line-break/>extern "C" int Sleep(int sec, int usec);<text:line-break/>extern "C" int ReadAnalog(int ch_adc);</text:p>
      <text:p text:style-name="P1"><text:line-break/>int main(){ <text:s text:c="2"/></text:p>
      <text:p text:style-name="P1"><text:tab/>InitHardware(); <text:s text:c="2"/></text:p>
      <text:p text:style-name="P1"><text:tab/>while(true){ <text:s text:c="6"/></text:p>
      <text:p text:style-name="P1"><text:tab/><text:tab/>int number = ReadAnalog(0); <text:s text:c="7"/></text:p>
      <text:p text:style-name="P1"><text:tab/><text:tab/>printf("%d", number); <text:s text:c="7"/></text:p>
      <text:p text:style-name="P1"><text:tab/><text:tab/>if (number &gt; 100){ <text:s text:c="11"/></text:p>
      <text:p text:style-name="P1"><text:tab/><text:tab/><text:tab/>WriteDigital(7,1); <text:s text:c="7"/></text:p>
      <text:p text:style-name="P1"><text:tab/><text:tab/>}<text:line-break/><text:tab/><text:tab/>else if (number &lt; 6) { <text:s text:c="11"/></text:p>
      <text:p text:style-name="P1"><text:tab/><text:tab/><text:tab/>WriteDigital(7,0); <text:s text:c="7"/></text:p>
      <text:p text:style-name="P1"><text:tab/><text:tab/>} <text:s text:c="7"/></text:p>
      <text:p text:style-name="P1"><text:tab/><text:tab/>else { <text:s text:c="10"/></text:p>
      <text:p text:style-name="P1"><text:tab/><text:tab/><text:tab/>WriteDigital(7,0); <text:s text:c="6"/></text:p>
      <text:p text:style-name="P1"><text:tab/><text:tab/>} <text:s text:c="6"/></text:p>
      <text:p text:style-name="P1"><text:tab/><text:tab/>Sleep(0,100000); <text:s text:c="3"/></text:p>
      <text:p text:style-name="P1"><text:tab/>}<text:line-break/><text:soft-page-break/><text:tab/>return 0;</text:p>
      <text:p text:style-name="P1">}<text:line-break/><text:line-break/><text:line-break/><text:span text:style-name="T2">core4</text:span></text:p>
      <text:p text:style-name="P1"/>
      <text:p text:style-name="P2"><text:span text:style-name="T1">core5</text:span><text:line-break/><text:line-break/>#include &lt;stdio.h&gt;<text:line-break/><text:line-break/>extern "C" int InitHardware();<text:line-break/>extern "C" int WriteDigital(int chan, char level);</text:p>
      <text:p text:style-name="P2">extern "C" int Sleep(int sec, int usec);</text:p>
      <text:p text:style-name="P2">extern "C" int SetMotor(int motor, int dir, int speed);<text:line-break/></text:p>
      <text:p text:style-name="P2"><text:span text:style-name="T3">in main(){</text:span></text:p>
      <text:p text:style-name="P2"><text:tab/><text:span text:style-name="T3">string direction = “left”;</text:span></text:p>
      <text:p text:style-name="P2"><text:tab/><text:span text:style-name="T3">turn</text:span>(<text:span text:style-name="T3">direction</text:span>)</text:p>
      <text:p text:style-name="P2"><text:span text:style-name="T3">}</text:span><text:line-break/>int <text:span text:style-name="T3">turn</text:span>(<text:span text:style-name="T3">string direction</text:span>){ <text:s text:c="2"/></text:p>
      <text:p text:style-name="P2"><text:tab/>InitHardware(); <text:s text:c="15"/></text:p>
      <text:p text:style-name="P2"><text:tab/>if (<text:span text:style-name="T3">direction</text:span> <text:span text:style-name="T3">==</text:span> <text:span text:style-name="T3">“left”</text:span>){ <text:s text:c="11"/></text:p>
      <text:p text:style-name="P2"><text:tab/><text:tab/>WriteDigital(7,1); <text:s text:c="11"/></text:p>
      <text:p text:style-name="P2"><text:tab/><text:tab/>SetMotor(1, <text:span text:style-name="T3">0</text:span>, <text:span text:style-name="T3">225</text:span>);</text:p>
      <text:p text:style-name="P2"><text:tab/><text:tab/>SetMotor(<text:span text:style-name="T3">0,</text:span> 1, <text:span text:style-name="T3">225</text:span>); <text:s text:c="8"/></text:p>
      <text:p text:style-name="P2"><text:tab/>} <text:s text:c="7"/></text:p>
      <text:p text:style-name="P2"><text:tab/>if (<text:span text:style-name="T3">direction</text:span> <text:span text:style-name="T3">==</text:span> <text:span text:style-name="T3">“right”</text:span>) { <text:s text:c="10"/></text:p>
      <text:p text:style-name="P2"><text:tab/><text:tab/>WriteDigital(7,<text:span text:style-name="T3">1</text:span>); <text:s text:c="11"/></text:p>
      <text:p text:style-name="P2"><text:tab/><text:tab/>SetMotor(1, 1, <text:span text:style-name="T3">225</text:span>);</text:p>
      <text:p text:style-name="P2"><text:tab/><text:tab/>SetMotor(<text:span text:style-name="T3">0,</text:span> <text:span text:style-name="T3">0</text:span>, <text:span text:style-name="T3">225</text:span>);<text:line-break/><text:tab/>} <text:s text:c="18"/><text:line-break/><text:tab/>return 0;</text:p>
      <text:p text:style-name="P2">}</text:p>
      <text:p text:style-name="P1"/>
      <text:p text:style-name="P1"/>
      <text:p text:style-name="P3">challange1</text:p>
      <text:p text:style-name="P1"><text:line-break/>#include &lt;stdio.h&gt;<text:line-break/><text:line-break/>extern "C" int InitHardware();<text:line-break/>extern "C" int WriteDigital(int chan, char level);</text:p>
      <text:p text:style-name="P1">extern "C" int Sleep(int sec, int usec);</text:p>
      <text:p text:style-name="P1">extern "C" int ReadAnalog(int ch_adc);</text:p>
      <text:p text:style-name="P1">extern "C" int SetMotor(int motor, int dir, int speed);<text:line-break/><text:line-break/>int main(){ <text:s text:c="2"/></text:p>
      <text:p text:style-name="P1"><text:tab/>InitHardware(); <text:s text:c="2"/></text:p>
      <text:p text:style-name="P1"><text:tab/>while(true){ <text:s text:c="7"/></text:p>
      <text:p text:style-name="P1"><text:tab/><text:tab/>int number = ReadAnalog(0); <text:s text:c="7"/></text:p>
      <text:p text:style-name="P1"><text:soft-page-break/><text:tab/><text:tab/>printf("%d", number); <text:s text:c="7"/></text:p>
      <text:p text:style-name="P1"><text:tab/><text:tab/>if (number &gt; 150){ <text:s text:c="11"/></text:p>
      <text:p text:style-name="P1"><text:tab/><text:tab/><text:tab/>WriteDigital(7,1); <text:s text:c="11"/></text:p>
      <text:p text:style-name="P1"><text:tab/><text:tab/><text:tab/>SetMotor(1, 1, 0); <text:s text:c="7"/></text:p>
      <text:p text:style-name="P1"><text:tab/><text:tab/>} <text:s text:c="7"/></text:p>
      <text:p text:style-name="P1"><text:tab/><text:tab/>else if (number &lt; 6) { <text:s text:c="10"/></text:p>
      <text:p text:style-name="P1"><text:tab/><text:tab/><text:tab/>WriteDigital(7,0); <text:s text:c="11"/></text:p>
      <text:p text:style-name="P1"><text:tab/><text:tab/><text:tab/>SetMotor(1, 1, 0);<text:line-break/><text:tab/><text:tab/>} <text:s text:c="7"/></text:p>
      <text:p text:style-name="P1"><text:tab/><text:tab/>else { <text:s text:c="11"/></text:p>
      <text:p text:style-name="P1"><text:tab/><text:tab/><text:tab/>WriteDigital(7,0); <text:s text:c="10"/></text:p>
      <text:p text:style-name="P1"><text:tab/><text:tab/><text:tab/>SetMotor(1, 1, 150); <text:s text:c="7"/></text:p>
      <text:p text:style-name="P1"><text:tab/><text:tab/>} <text:s text:c="7"/></text:p>
      <text:p text:style-name="P1"><text:tab/><text:tab/>Sleep(0,100000); <text:s text:c="3"/></text:p>
      <text:p text:style-name="P1"><text:tab/>}<text:line-break/><text:tab/>return 0;</text:p>
      <text:p text:style-name="P1">}<text:line-break/><text:line-break/><text:line-break/><text:line-break/> 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3:18:20.861000000</meta:creation-date>
    <dc:date>2016-04-10T23:50:49.437000000</dc:date>
    <meta:editing-duration>PT32M28S</meta:editing-duration>
    <meta:editing-cycles>2</meta:editing-cycles>
    <meta:generator>LibreOffice/5.0.1.2$Windows_x86 LibreOffice_project/81898c9f5c0d43f3473ba111d7b351050be20261</meta:generator>
    <meta:document-statistic meta:table-count="0" meta:image-count="0" meta:object-count="0" meta:page-count="3" meta:paragraph-count="75" meta:word-count="249" meta:character-count="2211" meta:non-whitespace-character-count="1507"/>
  </office:meta>
</office:document-meta>
</file>